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5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23cm" svg:height="8.994cm" svg:x="17.931cm" svg:y="5.174cm">
            <draw:object draw:notify-on-update-of-ranges="Sheet1.I2:Sheet1.I2 Sheet1.I3:Sheet1.I7 Sheet1.J2:Sheet1.J2 Sheet1.J3:Sheet1.J7 Sheet1.K2:Sheet1.K2 Sheet1.K3:Sheet1.K7 Sheet1.L2:Sheet1.L2 Sheet1.L3:Sheet1.L7 Sheet1.M2:Sheet1.M2 Sheet1.M3:Sheet1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4cm" svg:height="9.013cm" svg:x="1.694cm" svg:y="4.986cm">
            <draw:object draw:notify-on-update-of-ranges="Sheet1.I2:Sheet1.M2 Sheet1.A3:Sheet1.A3 Sheet1.I3:Sheet1.M3 Sheet1.A4:Sheet1.A4 Sheet1.I4:Sheet1.M4 Sheet1.A5:Sheet1.A5 Sheet1.I5:Sheet1.M5 Sheet1.A6:Sheet1.A6 Sheet1.I6:Sheet1.M6 Sheet1.A7:Sheet1.A7 Sheet1.I7:Sheet1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1cm" svg:height="8.986cm" svg:x="0.365cm" svg:y="19.01cm">
            <draw:object draw:notify-on-update-of-ranges="Sheet1.I36:Sheet1.M36 Sheet1.A37:Sheet1.A37 Sheet1.I37:Sheet1.M37 Sheet1.A38:Sheet1.A38 Sheet1.I38:Sheet1.M38 Sheet1.A39:Sheet1.A39 Sheet1.I39:Sheet1.M39 Sheet1.A40:Sheet1.A40 Sheet1.I40:Sheet1.M40 Sheet1.A41:Sheet1.A41 Sheet1.I41:Sheet1.M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xperiment 1 (front)</text:p>
          </table:table-cell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table:number-columns-repeated="5"/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office:value-type="float" office:value="227" calcext:value-type="float">
            <text:p>227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B3]/[.C3]" office:value-type="float" office:value="0.885462555066079" calcext:value-type="float">
            <text:p>0.885462555066079</text:p>
          </table:table-cell>
          <table:table-cell table:formula="of:=[.B3]/[.D3]" office:value-type="float" office:value="1.16860465116279" calcext:value-type="float">
            <text:p>1.16860465116279</text:p>
          </table:table-cell>
          <table:table-cell table:formula="of:=[.B3]/[.E3]" office:value-type="float" office:value="1.18235294117647" calcext:value-type="float">
            <text:p>1.18235294117647</text:p>
          </table:table-cell>
          <table:table-cell table:formula="of:=[.B3]/[.F3]" office:value-type="float" office:value="1.22560975609756" calcext:value-type="float">
            <text:p>1.22560975609756</text:p>
          </table:table-cell>
          <table:table-cell table:formula="of:=[.B3]/[.G3]" office:value-type="float" office:value="1.24074074074074" calcext:value-type="float">
            <text:p>1.24074074074074</text:p>
          </table:table-cell>
        </table:table-row>
        <table:table-row table:style-name="ro1"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B4]/[.C4]" office:value-type="float" office:value="0.844919786096257" calcext:value-type="float">
            <text:p>0.844919786096257</text:p>
          </table:table-cell>
          <table:table-cell table:formula="of:=[.B4]/[.D4]" office:value-type="float" office:value="0.827225130890052" calcext:value-type="float">
            <text:p>0.827225130890052</text:p>
          </table:table-cell>
          <table:table-cell table:formula="of:=[.B4]/[.E4]" office:value-type="float" office:value="0.897727272727273" calcext:value-type="float">
            <text:p>0.897727272727273</text:p>
          </table:table-cell>
          <table:table-cell table:formula="of:=[.B4]/[.F4]" office:value-type="float" office:value="0.923976608187135" calcext:value-type="float">
            <text:p>0.923976608187135</text:p>
          </table:table-cell>
          <table:table-cell table:formula="of:=[.B4]/[.G4]" office:value-type="float" office:value="0.94047619047619" calcext:value-type="float">
            <text:p>0.94047619047619</text:p>
          </table:table-cell>
        </table:table-row>
        <table:table-row table:style-name="ro1"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office:value-type="float" office:value="12173" calcext:value-type="float">
            <text:p>12173</text:p>
          </table:table-cell>
          <table:table-cell office:value-type="float" office:value="6097" calcext:value-type="float">
            <text:p>6097</text:p>
          </table:table-cell>
          <table:table-cell office:value-type="float" office:value="6100" calcext:value-type="float">
            <text:p>6100</text:p>
          </table:table-cell>
          <table:table-cell office:value-type="float" office:value="6098" calcext:value-type="float">
            <text:p>6098</text:p>
          </table:table-cell>
          <table:table-cell office:value-type="float" office:value="6097" calcext:value-type="float">
            <text:p>6097</text:p>
          </table:table-cell>
          <table:table-cell/>
          <table:table-cell table:formula="of:=[.B5]/[.C5]" office:value-type="float" office:value="0.999178509816808" calcext:value-type="float">
            <text:p>0.999178509816808</text:p>
          </table:table-cell>
          <table:table-cell table:formula="of:=[.B5]/[.D5]" office:value-type="float" office:value="1.99491553222897" calcext:value-type="float">
            <text:p>1.99491553222897</text:p>
          </table:table-cell>
          <table:table-cell table:formula="of:=[.B5]/[.E5]" office:value-type="float" office:value="1.99393442622951" calcext:value-type="float">
            <text:p>1.99393442622951</text:p>
          </table:table-cell>
          <table:table-cell table:formula="of:=[.B5]/[.F5]" office:value-type="float" office:value="1.99458838963595" calcext:value-type="float">
            <text:p>1.99458838963595</text:p>
          </table:table-cell>
          <table:table-cell table:formula="of:=[.B5]/[.G5]" office:value-type="float" office:value="1.99491553222897" calcext:value-type="float">
            <text:p>1.99491553222897</text:p>
          </table:table-cell>
        </table:table-row>
        <table:table-row table:style-name="ro1"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office:value-type="float" office:value="6442" calcext:value-type="float">
            <text:p>6442</text:p>
          </table:table-cell>
          <table:table-cell office:value-type="float" office:value="6074" calcext:value-type="float">
            <text:p>6074</text:p>
          </table:table-cell>
          <table:table-cell office:value-type="float" office:value="6069" calcext:value-type="float">
            <text:p>6069</text:p>
          </table:table-cell>
          <table:table-cell office:value-type="float" office:value="6067" calcext:value-type="float">
            <text:p>6067</text:p>
          </table:table-cell>
          <table:table-cell office:value-type="float" office:value="6066" calcext:value-type="float">
            <text:p>6066</text:p>
          </table:table-cell>
          <table:table-cell/>
          <table:table-cell table:formula="of:=[.B6]/[.C6]" office:value-type="float" office:value="0.99844768705371" calcext:value-type="float">
            <text:p>0.99844768705371</text:p>
          </table:table-cell>
          <table:table-cell table:formula="of:=[.B6]/[.D6]" office:value-type="float" office:value="1.0589397431676" calcext:value-type="float">
            <text:p>1.0589397431676</text:p>
          </table:table-cell>
          <table:table-cell table:formula="of:=[.B6]/[.E6]" office:value-type="float" office:value="1.05981216015818" calcext:value-type="float">
            <text:p>1.05981216015818</text:p>
          </table:table-cell>
          <table:table-cell table:formula="of:=[.B6]/[.F6]" office:value-type="float" office:value="1.06016152958629" calcext:value-type="float">
            <text:p>1.06016152958629</text:p>
          </table:table-cell>
          <table:table-cell table:formula="of:=[.B6]/[.G6]" office:value-type="float" office:value="1.06033630069238" calcext:value-type="float">
            <text:p>1.06033630069238</text:p>
          </table:table-cell>
        </table:table-row>
        <table:table-row table:style-name="ro1">
          <table:table-cell office:value-type="string" calcext:value-type="string">
            <text:p>SobelFilter(2025)</text:p>
          </table:table-cell>
          <table:table-cell office:value-type="float" office:value="59382" calcext:value-type="float">
            <text:p>59382</text:p>
          </table:table-cell>
          <table:table-cell office:value-type="float" office:value="77051" calcext:value-type="float">
            <text:p>77051</text:p>
          </table:table-cell>
          <table:table-cell office:value-type="float" office:value="72871" calcext:value-type="float">
            <text:p>72871</text:p>
          </table:table-cell>
          <table:table-cell office:value-type="float" office:value="72651" calcext:value-type="float">
            <text:p>72651</text:p>
          </table:table-cell>
          <table:table-cell office:value-type="float" office:value="72563" calcext:value-type="float">
            <text:p>72563</text:p>
          </table:table-cell>
          <table:table-cell office:value-type="float" office:value="72520" calcext:value-type="float">
            <text:p>72520</text:p>
          </table:table-cell>
          <table:table-cell/>
          <table:table-cell table:formula="of:=[.B7]/[.C7]" office:value-type="float" office:value="0.770684351922752" calcext:value-type="float">
            <text:p>0.770684351922752</text:p>
          </table:table-cell>
          <table:table-cell table:formula="of:=[.B7]/[.D7]" office:value-type="float" office:value="0.814892069547557" calcext:value-type="float">
            <text:p>0.814892069547557</text:p>
          </table:table-cell>
          <table:table-cell table:formula="of:=[.B7]/[.E7]" office:value-type="float" office:value="0.817359705991659" calcext:value-type="float">
            <text:p>0.817359705991659</text:p>
          </table:table-cell>
          <table:table-cell table:formula="of:=[.B7]/[.F7]" office:value-type="float" office:value="0.818350950208784" calcext:value-type="float">
            <text:p>0.818350950208784</text:p>
          </table:table-cell>
          <table:table-cell table:formula="of:=[.B7]/[.G7]" office:value-type="float" office:value="0.818836183121897" calcext:value-type="float">
            <text:p>0.818836183121897</text:p>
          </table:table-cell>
        </table:table-row>
        <table:table-row table:style-name="ro1" table:number-rows-repeated="27">
          <table:table-cell table:number-columns-repeated="13"/>
        </table:table-row>
        <table:table-row table:style-name="ro1">
          <table:table-cell office:value-type="string" calcext:value-type="string">
            <text:p>Experiment 1 (back)</text:p>
          </table:table-cell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table:number-columns-repeated="5"/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2" calcext:value-type="float">
            <text:p>162</text:p>
          </table:table-cell>
          <table:table-cell/>
          <table:table-cell table:formula="of:=[.B37]/[.C37]" office:value-type="float" office:value="0.779069767441861" calcext:value-type="float">
            <text:p>0.779069767441861</text:p>
          </table:table-cell>
          <table:table-cell table:formula="of:=[.B37]/[.D37]" office:value-type="float" office:value="1.18934911242604" calcext:value-type="float">
            <text:p>1.18934911242604</text:p>
          </table:table-cell>
          <table:table-cell table:formula="of:=[.B37]/[.E37]" office:value-type="float" office:value="1.23312883435583" calcext:value-type="float">
            <text:p>1.23312883435583</text:p>
          </table:table-cell>
          <table:table-cell table:formula="of:=[.B37]/[.F37]" office:value-type="float" office:value="1.24074074074074" calcext:value-type="float">
            <text:p>1.24074074074074</text:p>
          </table:table-cell>
          <table:table-cell table:formula="of:=[.B37]/[.G37]" office:value-type="float" office:value="1.24074074074074" calcext:value-type="float">
            <text:p>1.24074074074074</text:p>
          </table:table-cell>
        </table:table-row>
        <table:table-row table:style-name="ro1"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office:value-type="float" office:value="225" calcext:value-type="float">
            <text:p>225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168" calcext:value-type="float">
            <text:p>168</text:p>
          </table:table-cell>
          <table:table-cell/>
          <table:table-cell table:formula="of:=[.B38]/[.C38]" office:value-type="float" office:value="0.702222222222222" calcext:value-type="float">
            <text:p>0.702222222222222</text:p>
          </table:table-cell>
          <table:table-cell table:formula="of:=[.B38]/[.D38]" office:value-type="float" office:value="0.897727272727273" calcext:value-type="float">
            <text:p>0.897727272727273</text:p>
          </table:table-cell>
          <table:table-cell table:formula="of:=[.B38]/[.E38]" office:value-type="float" office:value="0.94047619047619" calcext:value-type="float">
            <text:p>0.94047619047619</text:p>
          </table:table-cell>
          <table:table-cell table:formula="of:=[.B38]/[.F38]" office:value-type="float" office:value="0.94047619047619" calcext:value-type="float">
            <text:p>0.94047619047619</text:p>
          </table:table-cell>
          <table:table-cell table:formula="of:=[.B38]/[.G38]" office:value-type="float" office:value="0.94047619047619" calcext:value-type="float">
            <text:p>0.94047619047619</text:p>
          </table:table-cell>
        </table:table-row>
        <table:table-row table:style-name="ro1"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office:value-type="float" office:value="12184" calcext:value-type="float">
            <text:p>12184</text:p>
          </table:table-cell>
          <table:table-cell office:value-type="float" office:value="8124" calcext:value-type="float">
            <text:p>8124</text:p>
          </table:table-cell>
          <table:table-cell table:number-columns-repeated="3" office:value-type="float" office:value="6097" calcext:value-type="float">
            <text:p>6097</text:p>
          </table:table-cell>
          <table:table-cell/>
          <table:table-cell table:formula="of:=[.B39]/[.C39]" office:value-type="float" office:value="0.998276428102429" calcext:value-type="float">
            <text:p>0.998276428102429</text:p>
          </table:table-cell>
          <table:table-cell table:formula="of:=[.B39]/[.D39]" office:value-type="float" office:value="1.49716888232398" calcext:value-type="float">
            <text:p>1.49716888232398</text:p>
          </table:table-cell>
          <table:table-cell table:formula="of:=[.B39]/[.E39]" office:value-type="float" office:value="1.99491553222897" calcext:value-type="float">
            <text:p>1.99491553222897</text:p>
          </table:table-cell>
          <table:table-cell table:formula="of:=[.B39]/[.F39]" office:value-type="float" office:value="1.99491553222897" calcext:value-type="float">
            <text:p>1.99491553222897</text:p>
          </table:table-cell>
          <table:table-cell table:formula="of:=[.B39]/[.G39]" office:value-type="float" office:value="1.99491553222897" calcext:value-type="float">
            <text:p>1.99491553222897</text:p>
          </table:table-cell>
        </table:table-row>
        <table:table-row table:style-name="ro1"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office:value-type="float" office:value="10357" calcext:value-type="float">
            <text:p>10357</text:p>
          </table:table-cell>
          <table:table-cell office:value-type="float" office:value="6194" calcext:value-type="float">
            <text:p>6194</text:p>
          </table:table-cell>
          <table:table-cell table:number-columns-repeated="3" office:value-type="float" office:value="6066" calcext:value-type="float">
            <text:p>6066</text:p>
          </table:table-cell>
          <table:table-cell/>
          <table:table-cell table:formula="of:=[.B40]/[.C40]" office:value-type="float" office:value="0.621029255575939" calcext:value-type="float">
            <text:p>0.621029255575939</text:p>
          </table:table-cell>
          <table:table-cell table:formula="of:=[.B40]/[.D40]" office:value-type="float" office:value="1.0384242815628" calcext:value-type="float">
            <text:p>1.0384242815628</text:p>
          </table:table-cell>
          <table:table-cell table:formula="of:=[.B40]/[.E40]" office:value-type="float" office:value="1.06033630069238" calcext:value-type="float">
            <text:p>1.06033630069238</text:p>
          </table:table-cell>
          <table:table-cell table:formula="of:=[.B40]/[.F40]" office:value-type="float" office:value="1.06033630069238" calcext:value-type="float">
            <text:p>1.06033630069238</text:p>
          </table:table-cell>
          <table:table-cell table:formula="of:=[.B40]/[.G40]" office:value-type="float" office:value="1.06033630069238" calcext:value-type="float">
            <text:p>1.06033630069238</text:p>
          </table:table-cell>
        </table:table-row>
        <table:table-row table:style-name="ro1">
          <table:table-cell office:value-type="string" calcext:value-type="string">
            <text:p>SobelFilter(2025)</text:p>
          </table:table-cell>
          <table:table-cell office:value-type="float" office:value="59382" calcext:value-type="float">
            <text:p>59382</text:p>
          </table:table-cell>
          <table:table-cell office:value-type="float" office:value="96575" calcext:value-type="float">
            <text:p>96575</text:p>
          </table:table-cell>
          <table:table-cell office:value-type="float" office:value="72566" calcext:value-type="float">
            <text:p>72566</text:p>
          </table:table-cell>
          <table:table-cell table:number-columns-repeated="3" office:value-type="float" office:value="72520" calcext:value-type="float">
            <text:p>72520</text:p>
          </table:table-cell>
          <table:table-cell/>
          <table:table-cell table:formula="of:=[.B41]/[.C41]" office:value-type="float" office:value="0.614879627232721" calcext:value-type="float">
            <text:p>0.614879627232721</text:p>
          </table:table-cell>
          <table:table-cell table:formula="of:=[.B41]/[.D41]" office:value-type="float" office:value="0.81831711820963" calcext:value-type="float">
            <text:p>0.81831711820963</text:p>
          </table:table-cell>
          <table:table-cell table:formula="of:=[.B41]/[.E41]" office:value-type="float" office:value="0.818836183121897" calcext:value-type="float">
            <text:p>0.818836183121897</text:p>
          </table:table-cell>
          <table:table-cell table:formula="of:=[.B41]/[.F41]" office:value-type="float" office:value="0.818836183121897" calcext:value-type="float">
            <text:p>0.818836183121897</text:p>
          </table:table-cell>
          <table:table-cell table:formula="of:=[.B41]/[.G41]" office:value-type="float" office:value="0.818836183121897" calcext:value-type="float">
            <text:p>0.8188361831218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obelFilter(2025)</text:p>
          </table:table-cell>
          <table:table-cell office:value-type="float" office:value="59382" calcext:value-type="float">
            <text:p>59382</text:p>
          </table:table-cell>
          <table:table-cell table:number-columns-repeated="4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Experiment 2 RS Polic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Oldest First</text:p>
          </table:table-cell>
          <table:table-cell office:value-type="string" calcext:value-type="string">
            <text:p>Newest First</text:p>
          </table:table-cell>
          <table:table-cell office:value-type="string" calcext:value-type="string">
            <text:p>Random (mean 5)</text:p>
          </table:table-cell>
          <table:table-cell office:value-type="string" calcext:value-type="string">
            <text:p>Most Depended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float" office:value="6103" calcext:value-type="float">
            <text:p>6103</text:p>
          </table:table-cell>
          <table:table-cell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office:value-type="float" office:value="6069" calcext:value-type="float">
            <text:p>6069</text:p>
          </table:table-cell>
          <table:table-cell office:value-type="float" office:value="6072" calcext:value-type="float">
            <text:p>6072</text:p>
          </table:table-cell>
          <table:table-cell office:value-type="float" office:value="6071" calcext:value-type="float">
            <text:p>6071</text:p>
          </table:table-cell>
          <table:table-cell office:value-type="float" office:value="6069" calcext:value-type="float">
            <text:p>6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belFilter(2025)</text:p>
          </table:table-cell>
          <table:table-cell office:value-type="float" office:value="59382" calcext:value-type="float">
            <text:p>59382</text:p>
          </table:table-cell>
          <table:table-cell office:value-type="float" office:value="72651" calcext:value-type="float">
            <text:p>72651</text:p>
          </table:table-cell>
          <table:table-cell office:value-type="float" office:value="71112" calcext:value-type="float">
            <text:p>71112</text:p>
          </table:table-cell>
          <table:table-cell office:value-type="float" office:value="72419" calcext:value-type="float">
            <text:p>72419</text:p>
          </table:table-cell>
          <table:table-cell office:value-type="float" office:value="83611" calcext:value-type="float">
            <text:p>83611</text:p>
          </table:table-cell>
          <table:table-cell table:number-columns-repeated="7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office:value-type="string" calcext:value-type="string">
            <text:p>Experiment 2 RS Polic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1 int</text:p>
          </table:table-cell>
          <table:table-cell office:value-type="string" calcext:value-type="string">
            <text:p>2 int</text:p>
          </table:table-cell>
          <table:table-cell office:value-type="string" calcext:value-type="string">
            <text:p>4 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torial (12)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rmore3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ageInvert(2025)</text:p>
          </table:table-cell>
          <table:table-cell office:value-type="float" office:value="12163" calcext:value-type="float">
            <text:p>12163</text:p>
          </table:table-cell>
          <table:table-cell office:value-type="float" office:value="6100" calcext:value-type="float">
            <text:p>6100</text:p>
          </table:table-cell>
          <table:table-cell table:number-columns-repeated="2" office:value-type="float" office:value="6099" calcext:value-type="float">
            <text:p>6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*Unrolled ImageInvert(2025)</text:p>
          </table:table-cell>
          <table:table-cell office:value-type="float" office:value="6432" calcext:value-type="float">
            <text:p>6432</text:p>
          </table:table-cell>
          <table:table-cell table:number-columns-repeated="3" office:value-type="float" office:value="6069" calcext:value-type="float">
            <text:p>6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belFilter(2025)</text:p>
          </table:table-cell>
          <table:table-cell office:value-type="float" office:value="59382" calcext:value-type="float">
            <text:p>59382</text:p>
          </table:table-cell>
          <table:table-cell office:value-type="float" office:value="72651" calcext:value-type="float">
            <text:p>72651</text:p>
          </table:table-cell>
          <table:table-cell office:value-type="float" office:value="65206" calcext:value-type="float">
            <text:p>65206</text:p>
          </table:table-cell>
          <table:table-cell office:value-type="float" office:value="65205" calcext:value-type="float">
            <text:p>652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8T16:56:27.392240416</meta:creation-date>
    <dc:date>2021-04-28T22:44:25.465867984</dc:date>
    <meta:editing-duration>PT5H15M58S</meta:editing-duration>
    <meta:editing-cycles>52</meta:editing-cycles>
    <meta:generator>LibreOffice/7.0.5.2$Linux_X86_64 LibreOffice_project/00$Build-2</meta:generator>
    <meta:document-statistic meta:table-count="1" meta:cell-count="23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4cm" svg:height="8.995cm" xlink:href=".." xlink:type="simple" chart:class="chart:bar" chart:style-name="ch1">
        <chart:title svg:x="1.717cm" svg:y="0.364cm" chart:style-name="ch2">
          <text:p>IPC for Benchmark Programs with Different Pipeline Front End Widths</text:p>
        </chart:title>
        <chart:legend chart:legend-position="end" svg:x="15.084cm" svg:y="3.202cm" style:legend-expansion="high" chart:style-name="ch3"/>
        <chart:plot-area chart:style-name="ch4" table:cell-range-address="Sheet1.I2:Sheet1.M7" chart:data-source-has-labels="row" svg:x="0.32cm" svg:y="1.776cm" svg:width="14.444cm" svg:height="7.04cm">
          <chart:coordinate-region svg:x="1.047cm" svg:y="1.975cm" svg:width="13.717cm" svg:height="6.1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I3:Sheet1.I7" chart:label-cell-address="Sheet1.I2:Sheet1.I2" chart:class="chart:bar">
            <chart:data-point chart:repeated="5"/>
          </chart:series>
          <chart:series chart:style-name="ch9" chart:values-cell-range-address="Sheet1.J3:Sheet1.J7" chart:label-cell-address="Sheet1.J2:Sheet1.J2" chart:class="chart:bar">
            <chart:data-point chart:repeated="5"/>
          </chart:series>
          <chart:series chart:style-name="ch10" chart:values-cell-range-address="Sheet1.K3:Sheet1.K7" chart:label-cell-address="Sheet1.K2:Sheet1.K2" chart:class="chart:bar">
            <chart:data-point chart:repeated="5"/>
          </chart:series>
          <chart:series chart:style-name="ch11" chart:values-cell-range-address="Sheet1.L3:Sheet1.L7" chart:label-cell-address="Sheet1.L2:Sheet1.L2" chart:class="chart:bar">
            <chart:data-point chart:repeated="5"/>
          </chart:series>
          <chart:series chart:style-name="ch12" chart:values-cell-range-address="Sheet1.M3:Sheet1.M7" chart:label-cell-address="Sheet1.M2:Sheet1.M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I2:Sheet1.I2</svg:desc>
                </draw:g>
              </table:table-cell>
              <table:table-cell office:value-type="string">
                <text:p>2</text:p>
                <draw:g>
                  <svg:desc>Sheet1.J2:Sheet1.J2</svg:desc>
                </draw:g>
              </table:table-cell>
              <table:table-cell office:value-type="string">
                <text:p>4</text:p>
                <draw:g>
                  <svg:desc>Sheet1.K2:Sheet1.K2</svg:desc>
                </draw:g>
              </table:table-cell>
              <table:table-cell office:value-type="string">
                <text:p>6</text:p>
                <draw:g>
                  <svg:desc>Sheet1.L2:Sheet1.L2</svg:desc>
                </draw:g>
              </table:table-cell>
              <table:table-cell office:value-type="string">
                <text:p>8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5462555066079">
                <text:p>0.885462555066079</text:p>
                <draw:g>
                  <svg:desc>Sheet1.I3:Sheet1.I7</svg:desc>
                </draw:g>
              </table:table-cell>
              <table:table-cell office:value-type="float" office:value="1.16860465116279">
                <text:p>1.16860465116279</text:p>
                <draw:g>
                  <svg:desc>Sheet1.J3:Sheet1.J7</svg:desc>
                </draw:g>
              </table:table-cell>
              <table:table-cell office:value-type="float" office:value="1.18235294117647">
                <text:p>1.18235294117647</text:p>
                <draw:g>
                  <svg:desc>Sheet1.K3:Sheet1.K7</svg:desc>
                </draw:g>
              </table:table-cell>
              <table:table-cell office:value-type="float" office:value="1.22560975609756">
                <text:p>1.22560975609756</text:p>
                <draw:g>
                  <svg:desc>Sheet1.L3:Sheet1.L7</svg:desc>
                </draw:g>
              </table:table-cell>
              <table:table-cell office:value-type="float" office:value="1.24074074074074">
                <text:p>1.24074074074074</text:p>
                <draw:g>
                  <svg:desc>Sheet1.M3:Sheet1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4919786096257">
                <text:p>0.844919786096257</text:p>
              </table:table-cell>
              <table:table-cell office:value-type="float" office:value="0.827225130890052">
                <text:p>0.827225130890052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0.923976608187135">
                <text:p>0.923976608187135</text:p>
              </table:table-cell>
              <table:table-cell office:value-type="float" office:value="0.94047619047619">
                <text:p>0.9404761904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178509816808">
                <text:p>0.999178509816808</text:p>
              </table:table-cell>
              <table:table-cell office:value-type="float" office:value="1.99491553222897">
                <text:p>1.99491553222897</text:p>
              </table:table-cell>
              <table:table-cell office:value-type="float" office:value="1.99393442622951">
                <text:p>1.99393442622951</text:p>
              </table:table-cell>
              <table:table-cell office:value-type="float" office:value="1.99458838963595">
                <text:p>1.99458838963595</text:p>
              </table:table-cell>
              <table:table-cell office:value-type="float" office:value="1.99491553222897">
                <text:p>1.99491553222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44768705371">
                <text:p>0.99844768705371</text:p>
              </table:table-cell>
              <table:table-cell office:value-type="float" office:value="1.0589397431676">
                <text:p>1.0589397431676</text:p>
              </table:table-cell>
              <table:table-cell office:value-type="float" office:value="1.05981216015818">
                <text:p>1.05981216015818</text:p>
              </table:table-cell>
              <table:table-cell office:value-type="float" office:value="1.06016152958629">
                <text:p>1.06016152958629</text:p>
              </table:table-cell>
              <table:table-cell office:value-type="float" office:value="1.06033630069238">
                <text:p>1.06033630069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0684351922752">
                <text:p>0.770684351922752</text:p>
              </table:table-cell>
              <table:table-cell office:value-type="float" office:value="0.814892069547557">
                <text:p>0.814892069547557</text:p>
              </table:table-cell>
              <table:table-cell office:value-type="float" office:value="0.817359705991659">
                <text:p>0.817359705991659</text:p>
              </table:table-cell>
              <table:table-cell office:value-type="float" office:value="0.818350950208784">
                <text:p>0.818350950208784</text:p>
              </table:table-cell>
              <table:table-cell office:value-type="float" office:value="0.818836183121897">
                <text:p>0.818836183121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9.014cm" xlink:href=".." xlink:type="simple" chart:class="chart:line" chart:style-name="ch1">
        <chart:title svg:x="2.181cm" svg:y="0.315cm" chart:style-name="ch2">
          <text:p>Cycles/Instruction for Benchmark Programs with Different Pipeline Front End Widths</text:p>
        </chart:title>
        <chart:legend chart:legend-position="end" svg:x="10.011cm" svg:y="3.212cm" style:legend-expansion="high" chart:style-name="ch3"/>
        <chart:plot-area chart:style-name="ch4" table:cell-range-address="Sheet1.I2:Sheet1.M7 Sheet1.A3:Sheet1.A7" chart:data-source-has-labels="both" svg:x="1.33cm" svg:y="1.778cm" svg:width="8.362cm" svg:height="6.075cm">
          <chart:coordinate-region svg:x="2.057cm" svg:y="1.977cm" svg:width="7.541cm" svg:height="5.229cm"/>
          <chart:axis chart:dimension="x" chart:name="primary-x" chart:style-name="ch5" chartooo:axis-type="auto">
            <chartooo:date-scale/>
            <chart:title svg:x="4.303cm" svg:y="8.033cm" chart:style-name="ch6">
              <text:p>Front End Width</text:p>
            </chart:title>
            <chart:categories table:cell-range-address="Sheet1.I2:Sheet1.M2"/>
          </chart:axis>
          <chart:axis chart:dimension="y" chart:name="primary-y" chart:style-name="ch5">
            <chart:title svg:x="0.451cm" svg:y="6.354cm" chart:style-name="ch7">
              <text:p>Instruction Per Cycle</text:p>
            </chart:title>
            <chart:grid chart:style-name="ch8" chart:class="major"/>
          </chart:axis>
          <chart:series chart:style-name="ch9" chart:values-cell-range-address="Sheet1.I3:Sheet1.M3" chart:label-cell-address="Sheet1.A3:Sheet1.A3" chart:class="chart:line">
            <chart:data-point chart:repeated="5"/>
          </chart:series>
          <chart:series chart:style-name="ch10" chart:values-cell-range-address="Sheet1.I4:Sheet1.M4" chart:label-cell-address="Sheet1.A4:Sheet1.A4" chart:class="chart:line">
            <chart:data-point chart:repeated="5"/>
          </chart:series>
          <chart:series chart:style-name="ch11" chart:values-cell-range-address="Sheet1.I5:Sheet1.M5" chart:label-cell-address="Sheet1.A5:Sheet1.A5" chart:class="chart:line">
            <chart:data-point chart:repeated="5"/>
          </chart:series>
          <chart:series chart:style-name="ch12" chart:values-cell-range-address="Sheet1.I6:Sheet1.M6" chart:label-cell-address="Sheet1.A6:Sheet1.A6" chart:class="chart:line">
            <chart:data-point chart:repeated="5"/>
          </chart:series>
          <chart:series chart:style-name="ch13" chart:values-cell-range-address="Sheet1.I7:Sheet1.M7" chart:label-cell-address="Sheet1.A7:Sheet1.A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I2:Sheet1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actorial (12)</text:p>
                <draw:g>
                  <svg:desc>Sheet1.A3:Sheet1.A3</svg:desc>
                </draw:g>
              </table:table-cell>
              <table:table-cell office:value-type="float" office:value="0.885462555066079">
                <text:p>0.885462555066079</text:p>
                <draw:g>
                  <svg:desc>Sheet1.I3:Sheet1.M3</svg:desc>
                </draw:g>
              </table:table-cell>
              <table:table-cell office:value-type="float" office:value="1.16860465116279">
                <text:p>1.16860465116279</text:p>
              </table:table-cell>
              <table:table-cell office:value-type="float" office:value="1.18235294117647">
                <text:p>1.18235294117647</text:p>
              </table:table-cell>
              <table:table-cell office:value-type="float" office:value="1.22560975609756">
                <text:p>1.22560975609756</text:p>
              </table:table-cell>
              <table:table-cell office:value-type="float" office:value="1.24074074074074">
                <text:p>1.24074074074074</text:p>
              </table:table-cell>
            </table:table-row>
            <table:table-row>
              <table:table-cell office:value-type="string">
                <text:p>Livermore3</text:p>
                <draw:g>
                  <svg:desc>Sheet1.A4:Sheet1.A4</svg:desc>
                </draw:g>
              </table:table-cell>
              <table:table-cell office:value-type="float" office:value="0.844919786096257">
                <text:p>0.844919786096257</text:p>
                <draw:g>
                  <svg:desc>Sheet1.I4:Sheet1.M4</svg:desc>
                </draw:g>
              </table:table-cell>
              <table:table-cell office:value-type="float" office:value="0.827225130890052">
                <text:p>0.827225130890052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0.923976608187135">
                <text:p>0.923976608187135</text:p>
              </table:table-cell>
              <table:table-cell office:value-type="float" office:value="0.94047619047619">
                <text:p>0.94047619047619</text:p>
              </table:table-cell>
            </table:table-row>
            <table:table-row>
              <table:table-cell office:value-type="string">
                <text:p>ImageInvert(2025)</text:p>
                <draw:g>
                  <svg:desc>Sheet1.A5:Sheet1.A5</svg:desc>
                </draw:g>
              </table:table-cell>
              <table:table-cell office:value-type="float" office:value="0.999178509816808">
                <text:p>0.999178509816808</text:p>
                <draw:g>
                  <svg:desc>Sheet1.I5:Sheet1.M5</svg:desc>
                </draw:g>
              </table:table-cell>
              <table:table-cell office:value-type="float" office:value="1.99491553222897">
                <text:p>1.99491553222897</text:p>
              </table:table-cell>
              <table:table-cell office:value-type="float" office:value="1.99393442622951">
                <text:p>1.99393442622951</text:p>
              </table:table-cell>
              <table:table-cell office:value-type="float" office:value="1.99458838963595">
                <text:p>1.99458838963595</text:p>
              </table:table-cell>
              <table:table-cell office:value-type="float" office:value="1.99491553222897">
                <text:p>1.99491553222897</text:p>
              </table:table-cell>
            </table:table-row>
            <table:table-row>
              <table:table-cell office:value-type="string">
                <text:p>16*Unrolled ImageInvert(2025)</text:p>
                <draw:g>
                  <svg:desc>Sheet1.A6:Sheet1.A6</svg:desc>
                </draw:g>
              </table:table-cell>
              <table:table-cell office:value-type="float" office:value="0.99844768705371">
                <text:p>0.99844768705371</text:p>
                <draw:g>
                  <svg:desc>Sheet1.I6:Sheet1.M6</svg:desc>
                </draw:g>
              </table:table-cell>
              <table:table-cell office:value-type="float" office:value="1.0589397431676">
                <text:p>1.0589397431676</text:p>
              </table:table-cell>
              <table:table-cell office:value-type="float" office:value="1.05981216015818">
                <text:p>1.05981216015818</text:p>
              </table:table-cell>
              <table:table-cell office:value-type="float" office:value="1.06016152958629">
                <text:p>1.06016152958629</text:p>
              </table:table-cell>
              <table:table-cell office:value-type="float" office:value="1.06033630069238">
                <text:p>1.06033630069238</text:p>
              </table:table-cell>
            </table:table-row>
            <table:table-row>
              <table:table-cell office:value-type="string">
                <text:p>SobelFilter(2025)</text:p>
                <draw:g>
                  <svg:desc>Sheet1.A7:Sheet1.A7</svg:desc>
                </draw:g>
              </table:table-cell>
              <table:table-cell office:value-type="float" office:value="0.770684351922752">
                <text:p>0.770684351922752</text:p>
                <draw:g>
                  <svg:desc>Sheet1.I7:Sheet1.M7</svg:desc>
                </draw:g>
              </table:table-cell>
              <table:table-cell office:value-type="float" office:value="0.814892069547557">
                <text:p>0.814892069547557</text:p>
              </table:table-cell>
              <table:table-cell office:value-type="float" office:value="0.817359705991659">
                <text:p>0.817359705991659</text:p>
              </table:table-cell>
              <table:table-cell office:value-type="float" office:value="0.818350950208784">
                <text:p>0.818350950208784</text:p>
              </table:table-cell>
              <table:table-cell office:value-type="float" office:value="0.818836183121897">
                <text:p>0.8188361831218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8.987cm" xlink:href=".." xlink:type="simple" chart:class="chart:line" chart:style-name="ch1">
        <chart:title svg:x="2.19cm" svg:y="0.314cm" chart:style-name="ch2">
          <text:p>Cycles/Instruction for Benchmark Programs with Different Pipeline Back End Widths</text:p>
        </chart:title>
        <chart:legend chart:legend-position="end" svg:x="10.028cm" svg:y="3.198cm" style:legend-expansion="high" chart:style-name="ch3"/>
        <chart:plot-area chart:style-name="ch4" table:cell-range-address="Sheet1.I36:Sheet1.M41 Sheet1.A37:Sheet1.A41" chart:data-source-has-labels="both" svg:x="1.331cm" svg:y="1.776cm" svg:width="8.377cm" svg:height="6.051cm">
          <chart:coordinate-region svg:x="2.058cm" svg:y="1.975cm" svg:width="7.556cm" svg:height="5.205cm"/>
          <chart:axis chart:dimension="x" chart:name="primary-x" chart:style-name="ch5" chartooo:axis-type="auto">
            <chartooo:date-scale/>
            <chart:title svg:x="4.324cm" svg:y="8.006cm" chart:style-name="ch6">
              <text:p>Back End Width</text:p>
            </chart:title>
            <chart:categories table:cell-range-address="Sheet1.I36:Sheet1.M36"/>
          </chart:axis>
          <chart:axis chart:dimension="y" chart:name="primary-y" chart:style-name="ch5">
            <chart:title svg:x="0.451cm" svg:y="6.499cm" chart:style-name="ch7">
              <text:p>Cycles Per Instructions</text:p>
            </chart:title>
            <chart:grid chart:style-name="ch8" chart:class="major"/>
          </chart:axis>
          <chart:series chart:style-name="ch9" chart:values-cell-range-address="Sheet1.I37:Sheet1.M37" chart:label-cell-address="Sheet1.A37:Sheet1.A37" chart:class="chart:line">
            <chart:data-point chart:repeated="5"/>
          </chart:series>
          <chart:series chart:style-name="ch10" chart:values-cell-range-address="Sheet1.I38:Sheet1.M38" chart:label-cell-address="Sheet1.A38:Sheet1.A38" chart:class="chart:line">
            <chart:data-point chart:repeated="5"/>
          </chart:series>
          <chart:series chart:style-name="ch11" chart:values-cell-range-address="Sheet1.I39:Sheet1.M39" chart:label-cell-address="Sheet1.A39:Sheet1.A39" chart:class="chart:line">
            <chart:data-point chart:repeated="5"/>
          </chart:series>
          <chart:series chart:style-name="ch12" chart:values-cell-range-address="Sheet1.I40:Sheet1.M40" chart:label-cell-address="Sheet1.A40:Sheet1.A40" chart:class="chart:line">
            <chart:data-point chart:repeated="5"/>
          </chart:series>
          <chart:series chart:style-name="ch13" chart:values-cell-range-address="Sheet1.I41:Sheet1.M41" chart:label-cell-address="Sheet1.A41:Sheet1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I36:Sheet1.M3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Factorial (12)</text:p>
                <draw:g>
                  <svg:desc>Sheet1.A37:Sheet1.A37</svg:desc>
                </draw:g>
              </table:table-cell>
              <table:table-cell office:value-type="float" office:value="0.779069767441861">
                <text:p>0.779069767441861</text:p>
                <draw:g>
                  <svg:desc>Sheet1.I37:Sheet1.M37</svg:desc>
                </draw:g>
              </table:table-cell>
              <table:table-cell office:value-type="float" office:value="1.18934911242604">
                <text:p>1.18934911242604</text:p>
              </table:table-cell>
              <table:table-cell office:value-type="float" office:value="1.23312883435583">
                <text:p>1.23312883435583</text:p>
              </table:table-cell>
              <table:table-cell office:value-type="float" office:value="1.24074074074074">
                <text:p>1.24074074074074</text:p>
              </table:table-cell>
              <table:table-cell office:value-type="float" office:value="1.24074074074074">
                <text:p>1.24074074074074</text:p>
              </table:table-cell>
            </table:table-row>
            <table:table-row>
              <table:table-cell office:value-type="string">
                <text:p>Livermore3</text:p>
                <draw:g>
                  <svg:desc>Sheet1.A38:Sheet1.A38</svg:desc>
                </draw:g>
              </table:table-cell>
              <table:table-cell office:value-type="float" office:value="0.702222222222222">
                <text:p>0.702222222222222</text:p>
                <draw:g>
                  <svg:desc>Sheet1.I38:Sheet1.M38</svg:desc>
                </draw:g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0.94047619047619">
                <text:p>0.94047619047619</text:p>
              </table:table-cell>
              <table:table-cell office:value-type="float" office:value="0.94047619047619">
                <text:p>0.94047619047619</text:p>
              </table:table-cell>
              <table:table-cell office:value-type="float" office:value="0.94047619047619">
                <text:p>0.94047619047619</text:p>
              </table:table-cell>
            </table:table-row>
            <table:table-row>
              <table:table-cell office:value-type="string">
                <text:p>ImageInvert(2025)</text:p>
                <draw:g>
                  <svg:desc>Sheet1.A39:Sheet1.A39</svg:desc>
                </draw:g>
              </table:table-cell>
              <table:table-cell office:value-type="float" office:value="0.998276428102429">
                <text:p>0.998276428102429</text:p>
                <draw:g>
                  <svg:desc>Sheet1.I39:Sheet1.M39</svg:desc>
                </draw:g>
              </table:table-cell>
              <table:table-cell office:value-type="float" office:value="1.49716888232398">
                <text:p>1.49716888232398</text:p>
              </table:table-cell>
              <table:table-cell office:value-type="float" office:value="1.99491553222897">
                <text:p>1.99491553222897</text:p>
              </table:table-cell>
              <table:table-cell office:value-type="float" office:value="1.99491553222897">
                <text:p>1.99491553222897</text:p>
              </table:table-cell>
              <table:table-cell office:value-type="float" office:value="1.99491553222897">
                <text:p>1.99491553222897</text:p>
              </table:table-cell>
            </table:table-row>
            <table:table-row>
              <table:table-cell office:value-type="string">
                <text:p>16*Unrolled ImageInvert(2025)</text:p>
                <draw:g>
                  <svg:desc>Sheet1.A40:Sheet1.A40</svg:desc>
                </draw:g>
              </table:table-cell>
              <table:table-cell office:value-type="float" office:value="0.621029255575939">
                <text:p>0.621029255575939</text:p>
                <draw:g>
                  <svg:desc>Sheet1.I40:Sheet1.M40</svg:desc>
                </draw:g>
              </table:table-cell>
              <table:table-cell office:value-type="float" office:value="1.0384242815628">
                <text:p>1.0384242815628</text:p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  <table:table-cell office:value-type="float" office:value="1.06033630069238">
                <text:p>1.06033630069238</text:p>
              </table:table-cell>
            </table:table-row>
            <table:table-row>
              <table:table-cell office:value-type="string">
                <text:p>SobelFilter(2025)</text:p>
                <draw:g>
                  <svg:desc>Sheet1.A41:Sheet1.A41</svg:desc>
                </draw:g>
              </table:table-cell>
              <table:table-cell office:value-type="float" office:value="0.614879627232721">
                <text:p>0.614879627232721</text:p>
                <draw:g>
                  <svg:desc>Sheet1.I41:Sheet1.M41</svg:desc>
                </draw:g>
              </table:table-cell>
              <table:table-cell office:value-type="float" office:value="0.81831711820963">
                <text:p>0.81831711820963</text:p>
              </table:table-cell>
              <table:table-cell office:value-type="float" office:value="0.818836183121897">
                <text:p>0.818836183121897</text:p>
              </table:table-cell>
              <table:table-cell office:value-type="float" office:value="0.818836183121897">
                <text:p>0.818836183121897</text:p>
              </table:table-cell>
              <table:table-cell office:value-type="float" office:value="0.818836183121897">
                <text:p>0.8188361831218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